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FileSystem.listFolders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lastModifi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assertIsFile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oryFileSystem.getFil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oryFileSystem.exist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isFil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createFolder( String folder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moryFileSystem.touc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listFiles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getRandomAccessOutputStream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createFolderInternal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isFolder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FileSystem.getInputStream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oryFileSystem.getOutputStream( String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moryFileSystem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deleteFolder( String folder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moryFileSystem.assertIsFolder( String folder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oryFileSyste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moryFileSystem.listInternal( String folderPath , boolean isF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moryFileSystem.deleteFil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move( String srcPath , String dest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moryFileSystem.copy( String srcPath , String des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moryFileSystem.leng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list( String folder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moryFileSystem.hasChildre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FileSystem.getEntry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.assertExisten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